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Gradient_20_24" draw:textarea-horizontal-align="justify" draw:textarea-vertical-align="middle" draw:auto-grow-height="false" fo:min-height="1.06cm" fo:min-width="2.79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gradient" draw:fill-gradient-name="Gradient_20_9" draw:textarea-horizontal-align="justify" draw:textarea-vertical-align="middle" draw:auto-grow-height="false" fo:min-height="1.266cm" fo:min-width="1.11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gradient" draw:fill-gradient-name="Gradient_20_18" draw:textarea-horizontal-align="justify" draw:textarea-vertical-align="middle" draw:auto-grow-height="false" fo:min-height="0.916cm" fo:min-width="2.9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gradient" draw:fill-gradient-name="Gradient_20_19" draw:textarea-horizontal-align="justify" draw:textarea-vertical-align="middle" draw:auto-grow-height="false" fo:min-height="0.916cm" fo:min-width="2.9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gradient" draw:fill-gradient-name="Gradient_20_10" draw:textarea-horizontal-align="justify" draw:textarea-vertical-align="middle" draw:auto-grow-height="false" fo:min-height="1.266cm" fo:min-width="1.11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gradient" draw:fill-gradient-name="Gradient_20_11" draw:textarea-horizontal-align="justify" draw:textarea-vertical-align="middle" draw:auto-grow-height="false" fo:min-height="1.266cm" fo:min-width="1.11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gradient" draw:fill-gradient-name="Gradient_20_20" draw:textarea-horizontal-align="justify" draw:textarea-vertical-align="middle" draw:auto-grow-height="false" fo:min-height="0.916cm" fo:min-width="2.96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gradient" draw:fill-gradient-name="Gradient_20_21" draw:textarea-horizontal-align="justify" draw:textarea-vertical-align="middle" draw:auto-grow-height="false" fo:min-height="0.916cm" fo:min-width="2.9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gradient" draw:fill-gradient-name="Gradient_20_12" draw:textarea-horizontal-align="justify" draw:textarea-vertical-align="middle" draw:auto-grow-height="false" fo:min-height="1.266cm" fo:min-width="1.11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gradient" draw:fill-gradient-name="Gradient_20_22" draw:textarea-horizontal-align="justify" draw:textarea-vertical-align="middle" draw:auto-grow-height="false" fo:min-height="0.916cm" fo:min-width="2.96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65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6cm" fo:min-width="2.79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66cm" fo:min-width="1.11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2.966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24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gradient" draw:fill-gradient-name="Gradient_20_9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18"/>
      <style:paragraph-properties fo:text-align="center"/>
      <style:text-properties fo:font-size="15pt"/>
    </style:style>
    <style:style style:name="P5" style:family="paragraph">
      <loext:graphic-properties draw:fill="gradient" draw:fill-gradient-name="Gradient_20_19"/>
      <style:paragraph-properties fo:text-align="center"/>
      <style:text-properties fo:font-size="15pt"/>
    </style:style>
    <style:style style:name="P6" style:family="paragraph">
      <loext:graphic-properties draw:fill="gradient" draw:fill-gradient-name="Gradient_20_10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gradient" draw:fill-gradient-name="Gradient_20_11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gradient" draw:fill-gradient-name="Gradient_20_20"/>
      <style:paragraph-properties fo:text-align="center"/>
      <style:text-properties fo:font-size="15pt"/>
    </style:style>
    <style:style style:name="P9" style:family="paragraph">
      <loext:graphic-properties draw:fill="gradient" draw:fill-gradient-name="Gradient_20_21"/>
      <style:paragraph-properties fo:text-align="center"/>
      <style:text-properties fo:font-size="15pt"/>
    </style:style>
    <style:style style:name="P10" style:family="paragraph">
      <loext:graphic-properties draw:fill="gradient" draw:fill-gradient-name="Gradient_20_12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gradient" draw:fill-gradient-name="Gradient_20_22"/>
      <style:paragraph-properties fo:text-align="center"/>
      <style:text-properties fo:font-size="15pt"/>
    </style:style>
    <style:style style:name="P12" style:family="paragraph">
      <loext:graphic-properties draw:fill="none" draw:fill-color="#ffffff"/>
      <style:text-properties fo:font-size="10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  <style:text-properties fo:font-size="15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xml:id="id10" draw:id="id10" draw:layer="layout" svg:width="4.7cm" svg:height="1.9cm" svg:x="5cm" svg:y="5.8cm">
            <text:p text:style-name="P1"><text:span text:style-name="T1">My application…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" draw:id="id1" draw:layer="layout" svg:width="3.3cm" svg:height="3.1cm" svg:x="17.2cm" svg:y="15.4cm">
            <text:p text:style-name="P1"><text:span text:style-name="T1">is</text:span></text:p>
            <text:p text:style-name="P1"><text:span text:style-name="T1">stateful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xml:id="id2" draw:id="id2" draw:layer="layout" svg:width="3.5cm" svg:height="1.2cm" svg:x="21.2cm" svg:y="14.25cm">
            <text:p text:style-name="P1"><text:span text:style-name="T2">Statefulse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3" draw:id="id3" draw:layer="layout" svg:width="3.5cm" svg:height="1.2cm" svg:x="21.2cm" svg:y="18.6cm">
            <text:p text:style-name="P1"><text:span text:style-name="T2">Deployment</text:span></text:p>
            <draw:enhanced-geometry svg:viewBox="0 0 21600 21600" draw:type="rectangle" draw:enhanced-path="M 0 0 L 21600 0 21600 21600 0 21600 0 0 Z N"/>
          </draw:custom-shape>
          <draw:connector draw:style-name="gr5" draw:text-style-name="P1" draw:layer="layout" svg:x1="18.85cm" svg:y1="15.4cm" svg:x2="21.2cm" svg:y2="14.85cm" draw:start-shape="id1" draw:start-glue-point="4" draw:end-shape="id2" draw:end-glue-point="3" svg:d="M18850 15400v-550h2350" svg:viewBox="0 0 2351 551">
            <text:p/>
          </draw:connector>
          <draw:connector draw:style-name="gr5" draw:text-style-name="P1" draw:layer="layout" svg:x1="18.85cm" svg:y1="18.5cm" svg:x2="21.2cm" svg:y2="19.2cm" draw:start-shape="id1" draw:start-glue-point="6" draw:end-shape="id3" draw:end-glue-point="3" svg:d="M18850 18500v700h2350" svg:viewBox="0 0 2351 701">
            <text:p/>
          </draw:connector>
          <draw:custom-shape draw:style-name="gr6" draw:text-style-name="P6" xml:id="id4" draw:id="id4" draw:layer="layout" svg:width="3.3cm" svg:height="3.1cm" svg:x="10.8cm" svg:y="5.2cm">
            <text:p text:style-name="P1"><text:span text:style-name="T1">is a</text:span></text:p>
            <text:p text:style-name="P1"><text:span text:style-name="T1">batch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5" draw:id="id5" draw:layer="layout" svg:width="3.3cm" svg:height="3.1cm" svg:x="14.2cm" svg:y="2.4cm">
            <text:p text:style-name="P1"><text:span text:style-name="T1">needs to</text:span></text:p>
            <text:p text:style-name="P1"><text:span text:style-name="T1">be</text:span></text:p>
            <text:p text:style-name="P1"><text:span text:style-name="T1">schedule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6" draw:id="id6" draw:layer="layout" svg:width="3.5cm" svg:height="1.2cm" svg:x="21.2cm" svg:y="1.2cm">
            <text:p text:style-name="P1"><text:span text:style-name="T2">Cronjob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7" draw:id="id7" draw:layer="layout" svg:width="3.5cm" svg:height="1.2cm" svg:x="21.2cm" svg:y="5.55cm">
            <text:p text:style-name="P1"><text:span text:style-name="T2">Job</text:span></text:p>
            <draw:enhanced-geometry svg:viewBox="0 0 21600 21600" draw:type="rectangle" draw:enhanced-path="M 0 0 L 21600 0 21600 21600 0 21600 0 0 Z N"/>
          </draw:custom-shape>
          <draw:connector draw:style-name="gr5" draw:text-style-name="P1" draw:layer="layout" svg:x1="12.45cm" svg:y1="5.2cm" svg:x2="14.2cm" svg:y2="3.95cm" draw:start-shape="id4" draw:start-glue-point="4" draw:end-shape="id5" draw:end-glue-point="5" svg:d="M12450 5200v-1250h1750" svg:viewBox="0 0 1751 1251">
            <text:p/>
          </draw:connector>
          <draw:connector draw:style-name="gr5" draw:text-style-name="P1" draw:layer="layout" svg:x1="15.85cm" svg:y1="2.4cm" svg:x2="21.2cm" svg:y2="1.8cm" draw:start-shape="id5" draw:start-glue-point="4" draw:end-shape="id6" draw:end-glue-point="3" svg:d="M15850 2400v-600h5350" svg:viewBox="0 0 5351 601">
            <text:p/>
          </draw:connector>
          <draw:connector draw:style-name="gr5" draw:text-style-name="P1" draw:layer="layout" svg:x1="15.85cm" svg:y1="5.5cm" svg:x2="21.2cm" svg:y2="6.15cm" draw:start-shape="id5" draw:start-glue-point="6" draw:end-shape="id7" draw:end-glue-point="3" svg:d="M15850 5500v650h5350" svg:viewBox="0 0 5351 651">
            <text:p/>
          </draw:connector>
          <draw:custom-shape draw:style-name="gr10" draw:text-style-name="P10" xml:id="id8" draw:id="id8" draw:layer="layout" svg:width="3.3cm" svg:height="3.1cm" svg:x="14.2cm" svg:y="11.8cm">
            <text:p text:style-name="P1"><text:span text:style-name="T1">needs to</text:span></text:p>
            <text:p text:style-name="P1"><text:span text:style-name="T1">run on</text:span></text:p>
            <text:p text:style-name="P1"><text:span text:style-name="T1">all node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1" xml:id="id9" draw:id="id9" draw:layer="layout" svg:width="3.5cm" svg:height="1.2cm" svg:x="21.2cm" svg:y="9.9cm">
            <text:p text:style-name="P1"><text:span text:style-name="T2">Daemonset</text:span></text:p>
            <draw:enhanced-geometry svg:viewBox="0 0 21600 21600" draw:type="rectangle" draw:enhanced-path="M 0 0 L 21600 0 21600 21600 0 21600 0 0 Z N"/>
          </draw:custom-shape>
          <draw:connector draw:style-name="gr5" draw:text-style-name="P1" draw:layer="layout" svg:x1="12.45cm" svg:y1="8.3cm" svg:x2="14.2cm" svg:y2="13.35cm" draw:start-shape="id4" draw:start-glue-point="6" draw:end-shape="id8" draw:end-glue-point="5" svg:d="M12450 8300v5050h1750" svg:viewBox="0 0 1751 5051">
            <text:p/>
          </draw:connector>
          <draw:connector draw:style-name="gr5" draw:text-style-name="P1" draw:layer="layout" svg:x1="15.85cm" svg:y1="11.8cm" svg:x2="21.2cm" svg:y2="10.5cm" draw:start-shape="id8" draw:start-glue-point="4" draw:end-shape="id9" draw:end-glue-point="3" svg:d="M15850 11800v-1300h5350" svg:viewBox="0 0 5351 1301">
            <text:p/>
          </draw:connector>
          <draw:connector draw:style-name="gr5" draw:text-style-name="P1" draw:layer="layout" svg:x1="15.85cm" svg:y1="14.9cm" svg:x2="17.2cm" svg:y2="16.95cm" draw:start-shape="id8" draw:start-glue-point="6" draw:end-shape="id1" draw:end-glue-point="5" svg:d="M15850 14900v2050h1350" svg:viewBox="0 0 1351 2051">
            <text:p/>
          </draw:connector>
          <draw:connector draw:style-name="gr5" draw:text-style-name="P1" draw:layer="layout" svg:x1="9.7cm" svg:y1="6.75cm" svg:x2="10.8cm" svg:y2="6.75cm" draw:start-shape="id10" draw:start-glue-point="10" draw:end-shape="id4" draw:end-glue-point="5" svg:d="M9700 6750h1100" svg:viewBox="0 0 1101 1">
            <text:p/>
          </draw:connector>
          <draw:frame draw:style-name="gr12" draw:text-style-name="P12" draw:layer="layout" svg:width="1.4cm" svg:height="0.9cm" svg:x="12.4cm" svg:y="4.4cm">
            <draw:text-box>
              <text:p><text:span text:style-name="T3">yes</text:span></text:p>
            </draw:text-box>
          </draw:frame>
          <draw:frame draw:style-name="gr12" draw:text-style-name="P12" draw:layer="layout" svg:width="1.4cm" svg:height="0.9cm" svg:x="12.4cm" svg:y="8.2cm">
            <draw:text-box>
              <text:p><text:span text:style-name="T4">no</text:span></text:p>
            </draw:text-box>
          </draw:frame>
          <draw:frame draw:style-name="gr12" draw:text-style-name="P12" draw:layer="layout" svg:width="1.4cm" svg:height="0.9cm" svg:x="15.8cm" svg:y="1.7cm">
            <draw:text-box>
              <text:p><text:span text:style-name="T3">yes</text:span></text:p>
            </draw:text-box>
          </draw:frame>
          <draw:frame draw:style-name="gr12" draw:text-style-name="P12" draw:layer="layout" svg:width="1.4cm" svg:height="0.9cm" svg:x="15.8cm" svg:y="5.5cm">
            <draw:text-box>
              <text:p><text:span text:style-name="T4">no</text:span></text:p>
            </draw:text-box>
          </draw:frame>
          <draw:frame draw:style-name="gr12" draw:text-style-name="P12" draw:layer="layout" svg:width="1.4cm" svg:height="0.9cm" svg:x="15.8cm" svg:y="11.1cm">
            <draw:text-box>
              <text:p><text:span text:style-name="T3">yes</text:span></text:p>
            </draw:text-box>
          </draw:frame>
          <draw:frame draw:style-name="gr12" draw:text-style-name="P12" draw:layer="layout" svg:width="1.4cm" svg:height="0.9cm" svg:x="15.8cm" svg:y="14.9cm">
            <draw:text-box>
              <text:p><text:span text:style-name="T4">no</text:span></text:p>
            </draw:text-box>
          </draw:frame>
          <draw:frame draw:style-name="gr12" draw:text-style-name="P12" draw:layer="layout" svg:width="1.4cm" svg:height="0.9cm" svg:x="18.8cm" svg:y="14.9cm">
            <draw:text-box>
              <text:p><text:span text:style-name="T3">yes</text:span></text:p>
            </draw:text-box>
          </draw:frame>
          <draw:frame draw:style-name="gr12" draw:text-style-name="P12" draw:layer="layout" svg:width="1.4cm" svg:height="0.9cm" svg:x="18.8cm" svg:y="18.5cm">
            <draw:text-box>
              <text:p><text:span text:style-name="T4">no</text:span></text:p>
            </draw:text-box>
          </draw:frame>
        </draw:g>
      </draw:page>
      <draw:page draw:name="page2" draw:style-name="dp1" draw:master-page-name="Standard">
        <draw:g>
          <draw:custom-shape draw:style-name="gr13" draw:text-style-name="P13" xml:id="id20" draw:id="id20" draw:layer="layout" svg:width="4.7cm" svg:height="1.9cm" svg:x="5cm" svg:y="5.8cm">
            <text:p text:style-name="P1"><text:span text:style-name="T1">My application…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xml:id="id11" draw:id="id11" draw:layer="layout" svg:width="3.3cm" svg:height="3.1cm" svg:x="17.2cm" svg:y="15.4cm">
            <text:p text:style-name="P1"><text:span text:style-name="T1">is</text:span></text:p>
            <text:p text:style-name="P1"><text:span text:style-name="T1">stateful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" draw:text-style-name="P14" xml:id="id12" draw:id="id12" draw:layer="layout" svg:width="3.5cm" svg:height="1.2cm" svg:x="21.2cm" svg:y="14.25cm">
            <text:p text:style-name="P1"><text:span text:style-name="T2">Statefulse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xml:id="id13" draw:id="id13" draw:layer="layout" svg:width="3.5cm" svg:height="1.2cm" svg:x="21.2cm" svg:y="18.6cm">
            <text:p text:style-name="P1"><text:span text:style-name="T2">Deployment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15" draw:layer="layout" svg:x1="18.85cm" svg:y1="15.4cm" svg:x2="21.2cm" svg:y2="14.85cm" draw:start-shape="id11" draw:start-glue-point="4" draw:end-shape="id12" draw:end-glue-point="3" svg:d="M18850 15400v-550h2350" svg:viewBox="0 0 2351 551">
            <text:p/>
          </draw:connector>
          <draw:connector draw:style-name="gr16" draw:text-style-name="P15" draw:layer="layout" svg:x1="18.85cm" svg:y1="18.5cm" svg:x2="21.2cm" svg:y2="19.2cm" draw:start-shape="id11" draw:start-glue-point="6" draw:end-shape="id13" draw:end-glue-point="3" svg:d="M18850 18500v700h2350" svg:viewBox="0 0 2351 701">
            <text:p/>
          </draw:connector>
          <draw:custom-shape draw:style-name="gr14" draw:text-style-name="P13" xml:id="id14" draw:id="id14" draw:layer="layout" svg:width="3.3cm" svg:height="3.1cm" svg:x="10.8cm" svg:y="5.2cm">
            <text:p text:style-name="P1"><text:span text:style-name="T1">is a</text:span></text:p>
            <text:p text:style-name="P1"><text:span text:style-name="T1">batch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13" xml:id="id15" draw:id="id15" draw:layer="layout" svg:width="3.3cm" svg:height="3.1cm" svg:x="14.2cm" svg:y="2.4cm">
            <text:p text:style-name="P1"><text:span text:style-name="T1">needs to</text:span></text:p>
            <text:p text:style-name="P1"><text:span text:style-name="T1">be</text:span></text:p>
            <text:p text:style-name="P1"><text:span text:style-name="T1">schedule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" draw:text-style-name="P14" xml:id="id16" draw:id="id16" draw:layer="layout" svg:width="3.5cm" svg:height="1.2cm" svg:x="21.2cm" svg:y="1.2cm">
            <text:p text:style-name="P1"><text:span text:style-name="T2">Cronjob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xml:id="id17" draw:id="id17" draw:layer="layout" svg:width="3.5cm" svg:height="1.2cm" svg:x="21.2cm" svg:y="5.55cm">
            <text:p text:style-name="P1"><text:span text:style-name="T2">Job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15" draw:layer="layout" svg:x1="12.45cm" svg:y1="5.2cm" svg:x2="14.2cm" svg:y2="3.95cm" draw:start-shape="id14" draw:start-glue-point="4" draw:end-shape="id15" draw:end-glue-point="5" svg:d="M12450 5200v-1250h1750" svg:viewBox="0 0 1751 1251">
            <text:p/>
          </draw:connector>
          <draw:connector draw:style-name="gr16" draw:text-style-name="P15" draw:layer="layout" svg:x1="15.85cm" svg:y1="2.4cm" svg:x2="21.2cm" svg:y2="1.8cm" draw:start-shape="id15" draw:start-glue-point="4" draw:end-shape="id16" draw:end-glue-point="3" svg:d="M15850 2400v-600h5350" svg:viewBox="0 0 5351 601">
            <text:p/>
          </draw:connector>
          <draw:connector draw:style-name="gr16" draw:text-style-name="P15" draw:layer="layout" svg:x1="15.85cm" svg:y1="5.5cm" svg:x2="21.2cm" svg:y2="6.15cm" draw:start-shape="id15" draw:start-glue-point="6" draw:end-shape="id17" draw:end-glue-point="3" svg:d="M15850 5500v650h5350" svg:viewBox="0 0 5351 651">
            <text:p/>
          </draw:connector>
          <draw:custom-shape draw:style-name="gr14" draw:text-style-name="P13" xml:id="id18" draw:id="id18" draw:layer="layout" svg:width="3.3cm" svg:height="3.1cm" svg:x="14.2cm" svg:y="11.8cm">
            <text:p text:style-name="P1"><text:span text:style-name="T1">needs to</text:span></text:p>
            <text:p text:style-name="P1"><text:span text:style-name="T1">run on</text:span></text:p>
            <text:p text:style-name="P1"><text:span text:style-name="T1">all node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" draw:text-style-name="P14" xml:id="id19" draw:id="id19" draw:layer="layout" svg:width="3.5cm" svg:height="1.2cm" svg:x="21.2cm" svg:y="9.9cm">
            <text:p text:style-name="P1"><text:span text:style-name="T2">Daemonset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15" draw:layer="layout" svg:x1="12.45cm" svg:y1="8.3cm" svg:x2="14.2cm" svg:y2="13.35cm" draw:start-shape="id14" draw:start-glue-point="6" draw:end-shape="id18" draw:end-glue-point="5" svg:d="M12450 8300v5050h1750" svg:viewBox="0 0 1751 5051">
            <text:p/>
          </draw:connector>
          <draw:connector draw:style-name="gr16" draw:text-style-name="P15" draw:layer="layout" svg:x1="15.85cm" svg:y1="11.8cm" svg:x2="21.2cm" svg:y2="10.5cm" draw:start-shape="id18" draw:start-glue-point="4" draw:end-shape="id19" draw:end-glue-point="3" svg:d="M15850 11800v-1300h5350" svg:viewBox="0 0 5351 1301">
            <text:p/>
          </draw:connector>
          <draw:connector draw:style-name="gr16" draw:text-style-name="P15" draw:layer="layout" svg:x1="15.85cm" svg:y1="14.9cm" svg:x2="17.2cm" svg:y2="16.95cm" draw:start-shape="id18" draw:start-glue-point="6" draw:end-shape="id11" draw:end-glue-point="5" svg:d="M15850 14900v2050h1350" svg:viewBox="0 0 1351 2051">
            <text:p/>
          </draw:connector>
          <draw:connector draw:style-name="gr16" draw:text-style-name="P15" draw:layer="layout" svg:x1="9.7cm" svg:y1="6.75cm" svg:x2="10.8cm" svg:y2="6.75cm" draw:start-shape="id20" draw:start-glue-point="10" draw:end-shape="id14" draw:end-glue-point="5" svg:d="M9700 6750h1100" svg:viewBox="0 0 1101 1">
            <text:p/>
          </draw:connector>
          <draw:frame draw:style-name="gr12" draw:text-style-name="P12" draw:layer="layout" svg:width="1.4cm" svg:height="0.9cm" svg:x="12.4cm" svg:y="4.4cm">
            <draw:text-box>
              <text:p><text:span text:style-name="T3">yes</text:span></text:p>
            </draw:text-box>
          </draw:frame>
          <draw:frame draw:style-name="gr12" draw:text-style-name="P12" draw:layer="layout" svg:width="1.4cm" svg:height="0.9cm" svg:x="12.4cm" svg:y="8.2cm">
            <draw:text-box>
              <text:p><text:span text:style-name="T4">no</text:span></text:p>
            </draw:text-box>
          </draw:frame>
          <draw:frame draw:style-name="gr12" draw:text-style-name="P12" draw:layer="layout" svg:width="1.4cm" svg:height="0.9cm" svg:x="15.8cm" svg:y="1.7cm">
            <draw:text-box>
              <text:p><text:span text:style-name="T3">yes</text:span></text:p>
            </draw:text-box>
          </draw:frame>
          <draw:frame draw:style-name="gr12" draw:text-style-name="P12" draw:layer="layout" svg:width="1.4cm" svg:height="0.9cm" svg:x="15.8cm" svg:y="5.5cm">
            <draw:text-box>
              <text:p><text:span text:style-name="T4">no</text:span></text:p>
            </draw:text-box>
          </draw:frame>
          <draw:frame draw:style-name="gr12" draw:text-style-name="P12" draw:layer="layout" svg:width="1.4cm" svg:height="0.9cm" svg:x="15.8cm" svg:y="11.1cm">
            <draw:text-box>
              <text:p><text:span text:style-name="T3">yes</text:span></text:p>
            </draw:text-box>
          </draw:frame>
          <draw:frame draw:style-name="gr12" draw:text-style-name="P12" draw:layer="layout" svg:width="1.4cm" svg:height="0.9cm" svg:x="15.8cm" svg:y="14.9cm">
            <draw:text-box>
              <text:p><text:span text:style-name="T4">no</text:span></text:p>
            </draw:text-box>
          </draw:frame>
          <draw:frame draw:style-name="gr12" draw:text-style-name="P12" draw:layer="layout" svg:width="1.4cm" svg:height="0.9cm" svg:x="18.8cm" svg:y="14.9cm">
            <draw:text-box>
              <text:p><text:span text:style-name="T3">yes</text:span></text:p>
            </draw:text-box>
          </draw:frame>
          <draw:frame draw:style-name="gr12" draw:text-style-name="P12" draw:layer="layout" svg:width="1.4cm" svg:height="0.9cm" svg:x="18.8cm" svg:y="18.5cm">
            <draw:text-box>
              <text:p><text:span text:style-name="T4">n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6f9d4" draw:end-color="#bbe33d" draw:start-intensity="100%" draw:end-intensity="100%" draw:angle="300" draw:border="0%"/>
    <draw:gradient draw:name="Gradient_20_11" draw:display-name="Gradient 11" draw:style="linear" draw:start-color="#f6f9d4" draw:end-color="#bbe33d" draw:start-intensity="100%" draw:end-intensity="100%" draw:angle="300" draw:border="0%"/>
    <draw:gradient draw:name="Gradient_20_12" draw:display-name="Gradient 12" draw:style="linear" draw:start-color="#f6f9d4" draw:end-color="#bbe33d" draw:start-intensity="100%" draw:end-intensity="100%" draw:angle="300" draw:border="0%"/>
    <draw:gradient draw:name="Gradient_20_18" draw:display-name="Gradient 18" draw:style="linear" draw:start-color="#dedce6" draw:end-color="#729fcf" draw:start-intensity="100%" draw:end-intensity="100%" draw:angle="300" draw:border="0%"/>
    <draw:gradient draw:name="Gradient_20_19" draw:display-name="Gradient 19" draw:style="linear" draw:start-color="#dedce6" draw:end-color="#729fcf" draw:start-intensity="100%" draw:end-intensity="100%" draw:angle="300" draw:border="0%"/>
    <draw:gradient draw:name="Gradient_20_20" draw:display-name="Gradient 20" draw:style="linear" draw:start-color="#dedce6" draw:end-color="#729fcf" draw:start-intensity="100%" draw:end-intensity="100%" draw:angle="300" draw:border="0%"/>
    <draw:gradient draw:name="Gradient_20_21" draw:display-name="Gradient 21" draw:style="linear" draw:start-color="#dedce6" draw:end-color="#729fcf" draw:start-intensity="100%" draw:end-intensity="100%" draw:angle="300" draw:border="0%"/>
    <draw:gradient draw:name="Gradient_20_22" draw:display-name="Gradient 22" draw:style="linear" draw:start-color="#dedce6" draw:end-color="#729fcf" draw:start-intensity="100%" draw:end-intensity="100%" draw:angle="300" draw:border="0%"/>
    <draw:gradient draw:name="Gradient_20_24" draw:display-name="Gradient 24" draw:style="linear" draw:start-color="#fff5ce" draw:end-color="#ff860d" draw:start-intensity="100%" draw:end-intensity="100%" draw:angle="300" draw:border="0%"/>
    <draw:gradient draw:name="Gradient_20_9" draw:display-name="Gradient 9" draw:style="linear" draw:start-color="#f6f9d4" draw:end-color="#bbe33d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16:07:07</meta:creation-date>
    <dc:date>2020-01-24T16:07:13.082412261</dc:date>
    <meta:editing-duration>PT3M47S</meta:editing-duration>
    <meta:editing-cycles>6</meta:editing-cycles>
    <meta:generator>LibreOffice/6.1.5.2$MacOSX_X86_64 LibreOffice_project/90f8dcf33c87b3705e78202e3df5142b201bd805</meta:generator>
    <meta:document-statistic meta:object-count="56"/>
  </office:meta>
</office:document-meta>
</file>